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2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1.0756in"/>
    </style:style>
    <style:style style:name="co4" style:family="table-column">
      <style:table-column-properties fo:break-before="auto" style:column-width="1.9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>
            <text:p>[Workflow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acentoweb.insurance.quotation_workflo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Quotation Workflo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Workflow for quotations</text:p>
          </table:table-cell>
          <table:table-cell table:number-columns-repeated="1022"/>
        </table:table-row>
        <table:table-row table:style-name="ro1">
          <table:table-cell office:value-type="string">
            <text:p>Initial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quotation is being drafted.</text:p>
          </table:table-cell>
          <table:table-cell table:number-columns-repeated="1022"/>
        </table:table-row>
        <table:table-row table:style-name="ro1">
          <table:table-cell office:value-type="string">
            <text:p>Transitions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Pending quotati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quotation is 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Pending quot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Quotations 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office:value-type="string">
            <text:p>reject, quot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quot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Quot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quotation has been quo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ession for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quest revie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Reject the session from the program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quote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Quote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Mark the quotation as quoted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quot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08/17/2010</text:date>, <text:time>17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8-17T17:43:47</dc:date>
    <meta:generator>OpenOffice.org/3.2$Linux OpenOffice.org_project/320m19$Build-9505</meta:generator>
    <meta:editing-duration>PT00H34M01S</meta:editing-duration>
    <meta:editing-cycles>8</meta:editing-cycles>
    <meta:document-statistic meta:table-count="1" meta:cell-count="161" meta:object-count="0"/>
  </office:meta>
</office:document-meta>
</file>